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8" table:style-name="ta1">
        <table:shapes>
          <draw:frame draw:z-index="0" draw:style-name="gr1" draw:text-style-name="P1" svg:width="159.99mm" svg:height="89.99mm" svg:x="123.01mm" svg:y="1mm">
            <loext:p draw:notify-on-update-of-ranges="test268.C1:test268.C1 test268.C2:test268.C102 test268.D1:test268.D1 test268.D2:test268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6</text:p>
          </table:table-cell>
          <table:table-cell office:value-type="float" office:value="0.035735" calcext:value-type="float">
            <text:p>0.03573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7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8</text:p>
          </table:table-cell>
          <table:table-cell office:value-type="float" office:value="0.009779" calcext:value-type="float">
            <text:p>0.00977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49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0</text:p>
          </table:table-cell>
          <table:table-cell office:value-type="float" office:value="0.026935" calcext:value-type="float">
            <text:p>0.02693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1</text:p>
          </table:table-cell>
          <table:table-cell office:value-type="float" office:value="0.017622" calcext:value-type="float">
            <text:p>0.0176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2</text:p>
          </table:table-cell>
          <table:table-cell office:value-type="float" office:value="0.019785" calcext:value-type="float">
            <text:p>0.01978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3</text:p>
          </table:table-cell>
          <table:table-cell office:value-type="float" office:value="0.035882" calcext:value-type="float">
            <text:p>0.03588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316" calcext:value-type="float">
            <text:p>33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4</text:p>
          </table:table-cell>
          <table:table-cell office:value-type="float" office:value="0.011053" calcext:value-type="float">
            <text:p>0.01105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5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6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7</text:p>
          </table:table-cell>
          <table:table-cell office:value-type="float" office:value="0.014403" calcext:value-type="float">
            <text:p>0.01440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8</text:p>
          </table:table-cell>
          <table:table-cell office:value-type="float" office:value="0.019036" calcext:value-type="float">
            <text:p>0.01903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5:59</text:p>
          </table:table-cell>
          <table:table-cell office:value-type="float" office:value="0.011769" calcext:value-type="float">
            <text:p>0.01176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0</text:p>
          </table:table-cell>
          <table:table-cell office:value-type="float" office:value="0.017012" calcext:value-type="float">
            <text:p>0.01701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1</text:p>
          </table:table-cell>
          <table:table-cell office:value-type="float" office:value="0.012497" calcext:value-type="float">
            <text:p>0.01249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2</text:p>
          </table:table-cell>
          <table:table-cell office:value-type="float" office:value="0.010289" calcext:value-type="float">
            <text:p>0.01028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3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4</text:p>
          </table:table-cell>
          <table:table-cell office:value-type="float" office:value="0.013989" calcext:value-type="float">
            <text:p>0.01398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5</text:p>
          </table:table-cell>
          <table:table-cell office:value-type="float" office:value="0.012316" calcext:value-type="float">
            <text:p>0.01231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6</text:p>
          </table:table-cell>
          <table:table-cell office:value-type="float" office:value="0.012414" calcext:value-type="float">
            <text:p>0.01241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7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8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09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0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1</text:p>
          </table:table-cell>
          <table:table-cell office:value-type="float" office:value="0.036592" calcext:value-type="float">
            <text:p>0.03659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2</text:p>
          </table:table-cell>
          <table:table-cell office:value-type="float" office:value="0.059436" calcext:value-type="float">
            <text:p>0.05943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3</text:p>
          </table:table-cell>
          <table:table-cell office:value-type="float" office:value="0.039031" calcext:value-type="float">
            <text:p>0.03903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4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5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6</text:p>
          </table:table-cell>
          <table:table-cell office:value-type="float" office:value="0.023202" calcext:value-type="float">
            <text:p>0.02320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7</text:p>
          </table:table-cell>
          <table:table-cell office:value-type="float" office:value="0.011712" calcext:value-type="float">
            <text:p>0.01171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8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647" calcext:value-type="float">
            <text:p>36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19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0</text:p>
          </table:table-cell>
          <table:table-cell office:value-type="float" office:value="0.025151" calcext:value-type="float">
            <text:p>0.02515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1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2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54" calcext:value-type="float">
            <text:p>32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3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4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5</text:p>
          </table:table-cell>
          <table:table-cell office:value-type="float" office:value="0.074634" calcext:value-type="float">
            <text:p>0.07463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6</text:p>
          </table:table-cell>
          <table:table-cell office:value-type="float" office:value="0.015329" calcext:value-type="float">
            <text:p>0.01532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7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29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0</text:p>
          </table:table-cell>
          <table:table-cell office:value-type="float" office:value="0.015506" calcext:value-type="float">
            <text:p>0.01550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2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3</text:p>
          </table:table-cell>
          <table:table-cell office:value-type="float" office:value="0.016996" calcext:value-type="float">
            <text:p>0.01699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4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5</text:p>
          </table:table-cell>
          <table:table-cell office:value-type="float" office:value="0.010063" calcext:value-type="float">
            <text:p>0.01006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6</text:p>
          </table:table-cell>
          <table:table-cell office:value-type="float" office:value="0.017083" calcext:value-type="float">
            <text:p>0.01708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7</text:p>
          </table:table-cell>
          <table:table-cell office:value-type="float" office:value="0.010096" calcext:value-type="float">
            <text:p>0.01009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8</text:p>
          </table:table-cell>
          <table:table-cell office:value-type="float" office:value="0.011869" calcext:value-type="float">
            <text:p>0.01186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39</text:p>
          </table:table-cell>
          <table:table-cell office:value-type="float" office:value="0.024586" calcext:value-type="float">
            <text:p>0.02458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0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1</text:p>
          </table:table-cell>
          <table:table-cell office:value-type="float" office:value="0.023145" calcext:value-type="float">
            <text:p>0.02314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2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3</text:p>
          </table:table-cell>
          <table:table-cell office:value-type="float" office:value="0.012148" calcext:value-type="float">
            <text:p>0.01214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4</text:p>
          </table:table-cell>
          <table:table-cell office:value-type="float" office:value="0.020407" calcext:value-type="float">
            <text:p>0.0204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5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6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7</text:p>
          </table:table-cell>
          <table:table-cell office:value-type="float" office:value="0.012452" calcext:value-type="float">
            <text:p>0.01245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8</text:p>
          </table:table-cell>
          <table:table-cell office:value-type="float" office:value="0.027971" calcext:value-type="float">
            <text:p>0.02797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49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0</text:p>
          </table:table-cell>
          <table:table-cell office:value-type="float" office:value="0.014305" calcext:value-type="float">
            <text:p>0.0143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1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2</text:p>
          </table:table-cell>
          <table:table-cell office:value-type="float" office:value="0.020894" calcext:value-type="float">
            <text:p>0.02089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54" calcext:value-type="float">
            <text:p>295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3</text:p>
          </table:table-cell>
          <table:table-cell office:value-type="float" office:value="0.019573" calcext:value-type="float">
            <text:p>0.01957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4</text:p>
          </table:table-cell>
          <table:table-cell office:value-type="float" office:value="0.051706" calcext:value-type="float">
            <text:p>0.0517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5</text:p>
          </table:table-cell>
          <table:table-cell office:value-type="float" office:value="0.045705" calcext:value-type="float">
            <text:p>0.0457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169" calcext:value-type="float">
            <text:p>316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6</text:p>
          </table:table-cell>
          <table:table-cell office:value-type="float" office:value="0.025298" calcext:value-type="float">
            <text:p>0.02529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7</text:p>
          </table:table-cell>
          <table:table-cell office:value-type="float" office:value="0.011925" calcext:value-type="float">
            <text:p>0.01192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8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6:59</text:p>
          </table:table-cell>
          <table:table-cell office:value-type="float" office:value="0.010091" calcext:value-type="float">
            <text:p>0.01009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0</text:p>
          </table:table-cell>
          <table:table-cell office:value-type="float" office:value="0.017879" calcext:value-type="float">
            <text:p>0.0178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1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2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3</text:p>
          </table:table-cell>
          <table:table-cell office:value-type="float" office:value="0.010435" calcext:value-type="float">
            <text:p>0.01043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4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5</text:p>
          </table:table-cell>
          <table:table-cell office:value-type="float" office:value="0.016972" calcext:value-type="float">
            <text:p>0.01697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6</text:p>
          </table:table-cell>
          <table:table-cell office:value-type="float" office:value="0.013938" calcext:value-type="float">
            <text:p>0.01393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7</text:p>
          </table:table-cell>
          <table:table-cell office:value-type="float" office:value="0.017893" calcext:value-type="float">
            <text:p>0.01789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8</text:p>
          </table:table-cell>
          <table:table-cell office:value-type="float" office:value="0.017598" calcext:value-type="float">
            <text:p>0.01759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09</text:p>
          </table:table-cell>
          <table:table-cell office:value-type="float" office:value="0.011604" calcext:value-type="float">
            <text:p>0.01160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0</text:p>
          </table:table-cell>
          <table:table-cell office:value-type="float" office:value="0.016472" calcext:value-type="float">
            <text:p>0.01647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1</text:p>
          </table:table-cell>
          <table:table-cell office:value-type="float" office:value="0.047229" calcext:value-type="float">
            <text:p>0.04722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2</text:p>
          </table:table-cell>
          <table:table-cell office:value-type="float" office:value="0.009942" calcext:value-type="float">
            <text:p>0.00994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4</text:p>
          </table:table-cell>
          <table:table-cell office:value-type="float" office:value="0.025643" calcext:value-type="float">
            <text:p>0.02564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5</text:p>
          </table:table-cell>
          <table:table-cell office:value-type="float" office:value="0.024298" calcext:value-type="float">
            <text:p>0.02429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6</text:p>
          </table:table-cell>
          <table:table-cell office:value-type="float" office:value="0.026069" calcext:value-type="float">
            <text:p>0.02606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7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8</text:p>
          </table:table-cell>
          <table:table-cell office:value-type="float" office:value="0.043916" calcext:value-type="float">
            <text:p>0.04391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19</text:p>
          </table:table-cell>
          <table:table-cell office:value-type="float" office:value="0.018891" calcext:value-type="float">
            <text:p>0.01889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0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1</text:p>
          </table:table-cell>
          <table:table-cell office:value-type="float" office:value="0.027489" calcext:value-type="float">
            <text:p>0.02748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2</text:p>
          </table:table-cell>
          <table:table-cell office:value-type="float" office:value="0.013075" calcext:value-type="float">
            <text:p>0.01307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46" calcext:value-type="float">
            <text:p>32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3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4</text:p>
          </table:table-cell>
          <table:table-cell office:value-type="float" office:value="0.021929" calcext:value-type="float">
            <text:p>0.02192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5</text:p>
          </table:table-cell>
          <table:table-cell office:value-type="float" office:value="0.014005" calcext:value-type="float">
            <text:p>0.0140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47:2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2:53:54.415195780</dc:date>
    <meta:editing-duration>PT48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8.C1:test268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8.C2:test268.C102" chart:label-cell-address="test268.C1:test268.C1" chart:class="chart:bar">
            <chart:data-point chart:repeated="101"/>
          </chart:series>
          <chart:series chart:style-name="ch8" chart:values-cell-range-address="test268.D2:test268.D102" chart:label-cell-address="test268.D1:test268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8.C1:test268.C1</svg:desc>
                </draw:g>
              </table:table-cell>
              <table:table-cell office:value-type="string">
                <text:p>xfertime</text:p>
                <draw:g>
                  <svg:desc>test268.D1:test26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735">
                <text:p>0.035735</text:p>
                <draw:g>
                  <svg:desc>test268.C2:test268.C102</svg:desc>
                </draw:g>
              </table:table-cell>
              <table:table-cell office:value-type="float" office:value="0.000145">
                <text:p>0.000145</text:p>
                <draw:g>
                  <svg:desc>test268.D2:test268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65">
                <text:p>0.0096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779">
                <text:p>0.00977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705">
                <text:p>0.012705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935">
                <text:p>0.02693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622">
                <text:p>0.01762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785">
                <text:p>0.01978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882">
                <text:p>0.03588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053">
                <text:p>0.01105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184">
                <text:p>0.01118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118">
                <text:p>0.010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403">
                <text:p>0.01440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036">
                <text:p>0.01903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012">
                <text:p>0.01701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497">
                <text:p>0.01249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289">
                <text:p>0.01028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989">
                <text:p>0.01398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316">
                <text:p>0.01231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414">
                <text:p>0.01241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9">
                <text:p>0.01239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112">
                <text:p>0.01411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984">
                <text:p>0.01798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592">
                <text:p>0.03659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436">
                <text:p>0.05943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031">
                <text:p>0.03903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41">
                <text:p>0.0264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921">
                <text:p>0.01792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202">
                <text:p>0.02320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712">
                <text:p>0.011712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874">
                <text:p>0.00987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54">
                <text:p>0.01475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151">
                <text:p>0.02515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015">
                <text:p>0.01801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695">
                <text:p>0.01069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0626">
                <text:p>0.020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35">
                <text:p>0.0113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4634">
                <text:p>0.07463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329">
                <text:p>0.01532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44">
                <text:p>0.0154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715">
                <text:p>0.014715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168">
                <text:p>0.01116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506">
                <text:p>0.01550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078">
                <text:p>0.01507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933">
                <text:p>0.00993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996">
                <text:p>0.01699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64">
                <text:p>0.0236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063">
                <text:p>0.01006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096">
                <text:p>0.01009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869">
                <text:p>0.01186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586">
                <text:p>0.02458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454">
                <text:p>0.02745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3145">
                <text:p>0.02314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2197">
                <text:p>0.0121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2148">
                <text:p>0.01214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0407">
                <text:p>0.02040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153">
                <text:p>0.01515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827">
                <text:p>0.0128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452">
                <text:p>0.01245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971">
                <text:p>0.02797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806">
                <text:p>0.01180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305">
                <text:p>0.01430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65">
                <text:p>0.0136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894">
                <text:p>0.02089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573">
                <text:p>0.01957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706">
                <text:p>0.05170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705">
                <text:p>0.04570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298">
                <text:p>0.02529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925">
                <text:p>0.01192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586">
                <text:p>0.02058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091">
                <text:p>0.01009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879">
                <text:p>0.0178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137">
                <text:p>0.01113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435">
                <text:p>0.01043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283">
                <text:p>0.01428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972">
                <text:p>0.01697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938">
                <text:p>0.01393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893">
                <text:p>0.01789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98">
                <text:p>0.01759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604">
                <text:p>0.01160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472">
                <text:p>0.01647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7229">
                <text:p>0.04722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942">
                <text:p>0.00994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2">
                <text:p>0.0108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5643">
                <text:p>0.025643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298">
                <text:p>0.02429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069">
                <text:p>0.02606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098">
                <text:p>0.01309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3916">
                <text:p>0.04391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891">
                <text:p>0.01889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27">
                <text:p>0.0292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489">
                <text:p>0.02748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075">
                <text:p>0.01307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312">
                <text:p>0.01931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929">
                <text:p>0.02192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005">
                <text:p>0.01400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